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tb-rl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tb-rl"/>
    </style:style>
    <style:style style:family="graphic" style:name="a715">
      <style:graphic-properties draw:fill="none" draw:stroke="solid" svg:stroke-width="0.01389in" svg:stroke-color="#5b9bd5" svg:stroke-opacity="100%" draw:stroke-linejoin="miter" svg:stroke-linecap="but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8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in" text:min-label-width="0.25in"/>
        <style:text-properties fo:font-size="100%"/>
      </text:list-level-style-number>
      <text:list-level-style-number text:level="3" style:num-format="1" style:num-suffix=".">
        <style:list-level-properties text:space-before="0.5in" text:min-label-width="0.25in"/>
        <style:text-properties fo:font-size="100%"/>
      </text:list-level-style-number>
      <text:list-level-style-number text:level="4" style:num-format="1" style:num-suffix=".">
        <style:list-level-properties text:space-before="1in" text:min-label-width="0.25in"/>
        <style:text-properties fo:font-size="100%"/>
      </text:list-level-style-number>
      <text:list-level-style-number text:level="5" style:num-format="1" style:num-suffix=".">
        <style:list-level-properties text:space-before="1.5in" text:min-label-width="0.25in"/>
        <style:text-properties fo:font-size="100%"/>
      </text:list-level-style-number>
      <text:list-level-style-number text:level="6" style:num-format="1" style:num-suffix=".">
        <style:list-level-properties text:space-before="2in" text:min-label-width="0.25in"/>
        <style:text-properties fo:font-size="100%"/>
      </text:list-level-style-number>
      <text:list-level-style-number text:level="7" style:num-format="1" style:num-suffix=".">
        <style:list-level-properties text:space-before="2.5in" text:min-label-width="0.25in"/>
        <style:text-properties fo:font-size="100%"/>
      </text:list-level-style-number>
      <text:list-level-style-number text:level="8" style:num-format="1" style:num-suffix=".">
        <style:list-level-properties text:space-before="3in" text:min-label-width="0.25in"/>
        <style:text-properties fo:font-size="100%"/>
      </text:list-level-style-number>
      <text:list-level-style-number text:level="9" style:num-format="1" style:num-suffix=".">
        <style:list-level-properties text:space-before="3.5in" text:min-label-width="0.25in"/>
        <style:text-properties fo:font-size="100%"/>
      </text:list-level-style-number>
    </text:list-style>
    <text:list-style style:name="a807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792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01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804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</office:automatic-styles>
  <office:body>
    <office:presentation>
      <draw:page draw:name="Slide2" draw:style-name="a695" draw:master-page-name="Master1-Layout2-obj-Title-and-Content" presentation:presentation-page-layout-name="Master1-PPL2" draw:id="Slide-257">
        <draw:custom-shape svg:x="1.12873in" svg:y="2.89333in" svg:width="4.83187in" svg:height="2.87401in" draw:id="id69" draw:style-name="a698" draw:name="Rectangle 43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02" draw:name="Title 1" svg:x="0.91667in" svg:y="0.39931in" svg:width="11.5in" svg:height="1.11256in" presentation:class="title" presentation:placeholder="false">
          <draw:text-box>
            <text:p text:style-name="a701" text:class-names="" text:cond-style-name=""><text:span text:style-name="a699" text:class-names="">SAI</text:span><text:span text:style-name="a700" text:class-names=""/></text:p>
          </draw:text-box>
          <svg:title/>
          <svg:desc/>
        </draw:frame>
        <draw:custom-shape svg:x="1.12599in" svg:y="5.76113in" svg:width="4.83461in" svg:height="0.64408in" draw:id="id71" draw:style-name="a705" draw:name="Rectangle 4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833in" svg:y="2.89333in" svg:width="0.33766in" svg:height="2.86635in" draw:id="id72" draw:style-name="a708" draw:name="Rectangle 5">
          <svg:title/>
          <svg:desc/>
          <text:p text:style-name="a707" text:class-names="" text:cond-style-name=""><text:span text:style-name="a706" text:class-names="">Operating Syst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9684in" svg:y="5.84213in" svg:width="3.09472in" svg:height="0.56307in" draw:id="id73" draw:style-name="a711" draw:name="Rectangle 9">
          <svg:title/>
          <svg:desc/>
          <text:p text:style-name="a710" text:class-names="" text:cond-style-name=""><text:span text:style-name="a709" text:class-names="">Forwarding Ele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833in" svg:y="5.75969in" svg:width="0.33766in" svg:height="0.64552in" draw:id="id74" draw:style-name="a714" draw:name="Rectangle 14">
          <svg:title/>
          <svg:desc/>
          <text:p text:style-name="a713" text:class-names="" text:cond-style-name=""><text:span text:style-name="a712" text:class-names="">Hardwa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75">
          <svg:title/>
          <svg:desc/>
          <draw:custom-shape svg:x="2.11702in" svg:y="6.4052in" svg:width="0.14107in" svg:height="0.13189in" draw:id="id93" draw:style-name="a763" draw:name="Rectangle 20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9202in" svg:y="6.4052in" svg:width="0.14107in" svg:height="0.13189in" draw:id="id94" draw:style-name="a766" draw:name="Rectangle 21">
            <svg:title/>
            <svg:desc/>
            <text:p text:style-name="a765" text:class-names="" text:cond-style-name=""><text:span text:style-name="a7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46702in" svg:y="6.40664in" svg:width="0.14107in" svg:height="0.13189in" draw:id="id95" draw:style-name="a769" draw:name="Rectangle 22">
            <svg:title/>
            <svg:desc/>
            <text:p text:style-name="a768" text:class-names="" text:cond-style-name=""><text:span text:style-name="a7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4745in" svg:y="6.4052in" svg:width="0.14107in" svg:height="0.13189in" draw:id="id96" draw:style-name="a772" draw:name="Rectangle 23">
            <svg:title/>
            <svg:desc/>
            <text:p text:style-name="a771" text:class-names="" text:cond-style-name=""><text:span text:style-name="a7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2557in" svg:y="6.40664in" svg:width="0.14107in" svg:height="0.13189in" draw:id="id97" draw:style-name="a775" draw:name="Rectangle 24">
            <svg:title/>
            <svg:desc/>
            <text:p text:style-name="a774" text:class-names="" text:cond-style-name=""><text:span text:style-name="a7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0287in" svg:y="6.4052in" svg:width="0.14107in" svg:height="0.13189in" draw:id="id98" draw:style-name="a778" draw:name="Rectangle 25">
            <svg:title/>
            <svg:desc/>
            <text:p text:style-name="a777" text:class-names="" text:cond-style-name=""><text:span text:style-name="a7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8334in" svg:y="6.4052in" svg:width="0.14107in" svg:height="0.13189in" draw:id="id99" draw:style-name="a781" draw:name="Rectangle 26">
            <svg:title/>
            <svg:desc/>
            <text:p text:style-name="a780" text:class-names="" text:cond-style-name=""><text:span text:style-name="a7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583in" svg:y="6.4052in" svg:width="0.14107in" svg:height="0.13189in" draw:id="id100" draw:style-name="a784" draw:name="Rectangle 27">
            <svg:title/>
            <svg:desc/>
            <text:p text:style-name="a783" text:class-names="" text:cond-style-name=""><text:span text:style-name="a7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standard" svg:x1="3.76944in" svg:y1="5.61851in" draw:start-shape="id73" draw:start-glue-point="0" svg:x2="3.32058in" svg:y2="5.61688in" draw:end-shape="id76" draw:end-glue-point="2" draw:id="id77" draw:style-name="a715" draw:transform="translate(-3.54501in -5.6177in) rotate(-1.5708) translate(3.54501in 5.6177in)" draw:name="Elbow Connector 37">
          <svg:title/>
          <svg:desc/>
        </draw:connector>
        <draw:g draw:name="Group 19" draw:id="id78">
          <svg:title/>
          <svg:desc/>
          <draw:custom-shape svg:x="3.55327in" svg:y="6.41287in" svg:width="0.14107in" svg:height="0.13189in" draw:id="id85" draw:style-name="a739" draw:name="Rectangle 20">
            <svg:title/>
            <svg:desc/>
            <text:p text:style-name="a738" text:class-names="" text:cond-style-name=""><text:span text:style-name="a7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2827in" svg:y="6.41287in" svg:width="0.14107in" svg:height="0.13189in" draw:id="id86" draw:style-name="a742" draw:name="Rectangle 21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0327in" svg:y="6.41431in" svg:width="0.14107in" svg:height="0.13189in" draw:id="id87" draw:style-name="a745" draw:name="Rectangle 22">
            <svg:title/>
            <svg:desc/>
            <text:p text:style-name="a744" text:class-names="" text:cond-style-name=""><text:span text:style-name="a7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837in" svg:y="6.41287in" svg:width="0.14107in" svg:height="0.13189in" draw:id="id88" draw:style-name="a748" draw:name="Rectangle 23">
            <svg:title/>
            <svg:desc/>
            <text:p text:style-name="a747" text:class-names="" text:cond-style-name=""><text:span text:style-name="a7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26182in" svg:y="6.41431in" svg:width="0.14107in" svg:height="0.13189in" draw:id="id89" draw:style-name="a751" draw:name="Rectangle 24">
            <svg:title/>
            <svg:desc/>
            <text:p text:style-name="a750" text:class-names="" text:cond-style-name=""><text:span text:style-name="a7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43912in" svg:y="6.41287in" svg:width="0.14107in" svg:height="0.13189in" draw:id="id90" draw:style-name="a754" draw:name="Rectangle 25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1959in" svg:y="6.41287in" svg:width="0.14107in" svg:height="0.13189in" draw:id="id91" draw:style-name="a757" draw:name="Rectangle 26">
            <svg:title/>
            <svg:desc/>
            <text:p text:style-name="a756" text:class-names="" text:cond-style-name=""><text:span text:style-name="a7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9455in" svg:y="6.41287in" svg:width="0.14107in" svg:height="0.13189in" draw:id="id92" draw:style-name="a760" draw:name="Rectangle 27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62" draw:id="id79">
          <svg:title/>
          <svg:desc/>
          <draw:custom-shape svg:x="2.0001in" svg:y="3.29333in" svg:width="3.09147in" svg:height="1.4317in" draw:id="id80" draw:style-name="a719" draw:name="Rectangle 7">
            <svg:title/>
            <svg:desc/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6" text:class-names="">Control stac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6041in" svg:y="3.91205in" svg:width="0.81323in" svg:height="0.45874in" draw:id="id81" draw:style-name="a722" draw:name="Rectangle 17">
            <svg:title/>
            <svg:desc/>
            <text:p text:style-name="a721" text:class-names="" text:cond-style-name=""><text:span text:style-name="a720" text:class-names="">Adapter host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001in" svg:y="5.00656in" svg:width="3.09146in" svg:height="0.38671in" draw:id="id76" draw:style-name="a725" draw:name="Rectangle 7">
            <svg:title/>
            <svg:desc/>
            <text:p text:style-name="a724" text:class-names="" text:cond-style-name=""><text:span text:style-name="a723" text:class-names="">Adapt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00068in" svg:y="4.72503in" svg:width="3.09088in" svg:height="0.27925in" draw:id="id82" draw:style-name="a730" draw:name="Rectangle 18">
            <svg:title/>
            <svg:desc/>
            <text:p text:style-name="a729" text:class-names="" text:cond-style-name=""><text:span text:style-name="a726" text:class-names="">Switch Abstraction<text:s text:c="1"/></text:span><text:span text:style-name="a727" text:class-names="">Interface (SAI)</text:span><text:span text:style-name="a7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1028in" svg:y="4.02393in" svg:width="0.81323in" svg:height="0.45874in" draw:id="id83" draw:style-name="a733" draw:name="Rectangle 17">
            <svg:title/>
            <svg:desc/>
            <text:p text:style-name="a732" text:class-names="" text:cond-style-name=""><text:span text:style-name="a731" text:class-names="">Adapter host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9486in" svg:y="4.14933in" svg:width="0.81323in" svg:height="0.45874in" draw:id="id84" draw:style-name="a736" draw:name="Rectangle 17">
            <svg:title/>
            <svg:desc/>
            <text:p text:style-name="a735" text:class-names="" text:cond-style-name=""><text:span text:style-name="a734" text:class-names="">Adapter host1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814">
          <draw:page-thumbnail draw:page-number="1" svg:x="0.75in" svg:y="1.25in" svg:width="6in" svg:height="3.375in" presentation:class="page" draw:id="id101" presentation:style-name="a785" draw:name="Slide Image Placeholder 1">
            <svg:title/>
            <svg:desc/>
          </draw:page-thumbnail>
          <draw:frame draw:id="id102" presentation:style-name="a810" draw:name="Notes Placeholder 2" svg:x="0.75in" svg:y="4.8125in" svg:width="6in" svg:height="3.9375in" presentation:class="notes" presentation:placeholder="false">
            <draw:text-box>
              <text:p text:style-name="a787" text:class-names="" text:cond-style-name=""><text:span text:style-name="a786" text:class-names="">Key message is<text:s text:c="1"/></text:span></text:p>
              <text:p text:style-name="a789" text:class-names="" text:cond-style-name=""><text:span text:style-name="a788" text:class-names=""/></text:p>
              <text:list text:style-name="a792">
                <text:list-item>
                  <text:p text:style-name="a791" text:class-names="" text:cond-style-name=""><text:span text:style-name="a790" text:class-names="">This is how we are using the SAI to build out switches. <text:s text:c="1"/></text:span></text:p>
                </text:list-item>
              </text:list>
              <text:list text:style-name="a795">
                <text:list-item>
                  <text:p text:style-name="a794" text:class-names="" text:cond-style-name=""><text:span text:style-name="a793" text:class-names="">There could be other ways of using the SAI – in another OS design.<text:s text:c="1"/></text:span></text:p>
                </text:list-item>
              </text:list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PAL layer is not here. Platform Abstraction Layer (LED, Fans, Power etc.) not in the scope</text:span></text:p>
                    </text:list-item>
                  </text:list>
                </text:list-item>
              </text:list>
              <text:list text:style-name="a801">
                <text:list-item>
                  <text:p text:style-name="a800" text:class-names="" text:cond-style-name=""><text:span text:style-name="a799" text:class-names="">Control Plane DB we’ll brush through.<text:s text:c="1"/></text:span></text:p>
                </text:list-item>
              </text:list>
              <text:list text:style-name="a804">
                <text:list-item>
                  <text:p text:style-name="a803" text:class-names="" text:cond-style-name=""><text:span text:style-name="a802" text:class-names="">We believe the control plane DB should sit in the user space – for the capability of quick change and extensions. However, we acknowledge the potential benefits of having control plane DB in the kernel space (in reusing existing tools like Quagga). A hybrid design is also possible (e.g. Cisco )</text:span></text:p>
                </text:list-item>
              </text:list>
              <text:list text:style-name="a807">
                <text:list-item>
                  <text:p text:style-name="a806" text:class-names="" text:cond-style-name=""><text:span text:style-name="a805" text:class-names="">Separate sync agent allows us to decouple the mapping of some part of the control plane DB and the hardware table.<text:s text:c="1"/></text:span></text:p>
                </text:list-item>
              </text:list>
              <text:p text:style-name="a809" text:class-names="" text:cond-style-name=""><text:span text:style-name="a808" text:class-names=""/></text:p>
            </draw:text-box>
            <svg:title/>
            <svg:desc/>
          </draw:frame>
          <draw:frame draw:id="id103" draw:style-name="a813" draw:name="Slide Number Placeholder 3" svg:x="4.24826in" svg:y="9.49826in" svg:width="3.25in" svg:height="0.50174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30/201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30/2015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30/2015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30/2015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30/2015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30/2015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30/2015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30/2015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30/2015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30/2015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30/2015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30/2015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30/201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I in Azure Cloud Switch</dc:title>
    <meta:initial-creator>Guohan Lu</meta:initial-creator>
    <dc:creator>Guohan Lu</dc:creator>
    <meta:creation-date>2015-01-06T06:13:18Z</meta:creation-date>
    <dc:date>2015-05-01T05:48:10Z</dc:date>
    <meta:editing-cycles>3</meta:editing-cycles>
    <meta:editing-duration>PT2391S</meta:editing-duration>
    <meta:document-statistic meta:paragraph-count="19" meta:word-count="160"/>
  </office:meta>
</office:document-meta>
</file>